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Background">
      <style:graphic-properties draw:textarea-vertical-align="middle" draw:auto-grow-height="false"/>
    </style:style>
    <style:style style:name="gr2" style:family="graphic" style:parent-style-name="Internal_20_device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Symmetric_20_Arrow" draw:fill="none"/>
    </style:style>
    <style:style style:name="gr4" style:family="graphic" style:parent-style-name="objectwithoutfill">
      <style:graphic-properties draw:marker-start="" draw:marker-end="Symmetric_20_Arrow" draw:fill="none"/>
    </style:style>
    <style:style style:name="gr5" style:family="graphic" style:parent-style-name="objectwithoutfill">
      <style:graphic-properties draw:marker-end="Symmetric_20_Arrow" draw:fill="none"/>
    </style:style>
    <style:style style:name="gr6" style:family="graphic" style:parent-style-name="objectwithoutfill">
      <style:graphic-properties draw:marker-start="Symmetric_20_Arrow" draw:marker-end="" draw:fill="none"/>
    </style:style>
    <style:style style:name="gr7" style:family="graphic" style:parent-style-name="objectwithoutfill">
      <style:graphic-properties draw:marker-start="Symmetric_20_Arrow" draw:marker-end="Symmetric_20_Arrow" draw:fill="none"/>
    </style:style>
    <style:style style:name="gr8" style:family="graphic" style:parent-style-name="objectwithoutfill">
      <style:graphic-properties draw:marker-start="" draw:marker-end="Symmetric_20_Arrow" draw:fill="none"/>
    </style:style>
    <style:style style:name="gr9" style:family="graphic" style:parent-style-name="objectwithoutfill">
      <style:graphic-properties draw:marker-start="Symmetric_20_Arrow" draw:fill="none"/>
    </style:style>
    <style:style style:name="gr10" style:family="graphic" style:parent-style-name="objectwithoutfill">
      <style:graphic-properties draw:marker-start="Arrow" draw:marker-end="" draw:fill="none"/>
    </style:style>
    <style:style style:name="gr11" style:family="graphic" style:parent-style-name="HDL_20_50_20_MHz">
      <style:graphic-properties draw:textarea-vertical-align="middle" fo:min-height="0.25cm" fo:min-width="1cm"/>
    </style:style>
    <style:style style:name="gr12" style:family="graphic" style:parent-style-name="HDL_20_50_20_MHz">
      <style:graphic-properties draw:textarea-vertical-align="middle" draw:auto-grow-height="false"/>
    </style:style>
    <style:style style:name="gr13" style:family="graphic" style:parent-style-name="HDL_20_asynchronous">
      <style:graphic-properties draw:textarea-vertical-align="middle" draw:auto-grow-height="false"/>
    </style:style>
    <style:style style:name="gr14" style:family="graphic" style:parent-style-name="HDL_20_50_20_MHz">
      <style:graphic-properties draw:textarea-vertical-align="middle" draw:auto-grow-height="false"/>
    </style:style>
    <style:style style:name="gr15" style:family="graphic" style:parent-style-name="HDL_20_asynchronous">
      <style:graphic-properties draw:textarea-vertical-align="middle" draw:auto-grow-height="false"/>
    </style:style>
    <style:style style:name="gr16" style:family="graphic" style:parent-style-name="Internal_20_device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7" style:family="graphic" style:parent-style-name="objectwithoutfill">
      <style:graphic-properties draw:fill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75cm" svg:height="7.5cm" svg:x="0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7.25cm" svg:y="5cm">
          <text:p text:style-name="P1">Fast R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cm" svg:x="5cm" svg:y="2cm">
          <text:p text:style-name="P1">microS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cm" svg:x="2.5cm" svg:y="2cm">
          <text:p text:style-name="P1">UART/</text:p>
          <text:p text:style-name="P1">DEBU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1cm" svg:x="2.5cm" svg:y="8cm">
          <text:p text:style-name="P1">Amiga 500 BUS INTERFA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cm" svg:x="7.5cm" svg:y="2cm">
          <text:p text:style-name="P1">SDRAM</text:p>
          <text:p text:style-name="P1">controller</text:p>
          <draw:enhanced-geometry svg:viewBox="0 0 21600 21600" draw:type="rectangle" draw:enhanced-path="M 0 0 L 21600 0 21600 21600 0 21600 0 0 Z N"/>
        </draw:custom-shape>
        <draw:line draw:style-name="gr3" draw:layer="layout" svg:x1="8.25cm" svg:y1="8cm" svg:x2="8.25cm" svg:y2="7cm">
          <text:p/>
        </draw:line>
        <draw:line draw:style-name="gr3" draw:layer="layout" svg:x1="3.25cm" svg:y1="8cm" svg:x2="3.25cm" svg:y2="4cm">
          <text:p/>
        </draw:line>
        <draw:line draw:style-name="gr3" draw:layer="layout" svg:x1="5.5cm" svg:y1="8cm" svg:x2="5.5cm" svg:y2="4cm">
          <text:p/>
        </draw:line>
        <draw:line draw:style-name="gr4" draw:layer="layout" svg:x1="10.75cm" svg:y1="8cm" svg:x2="10.75cm" svg:y2="4cm">
          <text:p/>
        </draw:line>
        <draw:line draw:style-name="gr5" draw:layer="layout" svg:x1="8.25cm" svg:y1="5cm" svg:x2="8.25cm" svg:y2="4cm">
          <text:p>DMA</text:p>
        </draw:line>
        <draw:line draw:style-name="gr5" draw:layer="layout" svg:x1="6.5cm" svg:y1="3cm" svg:x2="7.5cm" svg:y2="3cm">
          <text:p>DMA</text:p>
        </draw:line>
        <draw:line draw:style-name="gr6" draw:layer="layout" svg:x1="9cm" svg:y1="3cm" svg:x2="10cm" svg:y2="3cm">
          <text:p>DMA</text:p>
        </draw:line>
        <draw:line draw:style-name="gr7" draw:layer="layout" svg:x1="10.75cm" svg:y1="2cm" svg:x2="10.75cm" svg:y2="0cm">
          <text:p>RMII</text:p>
        </draw:line>
        <draw:line draw:style-name="gr7" draw:layer="layout" svg:x1="8.25cm" svg:y1="2cm" svg:x2="8.25cm" svg:y2="0cm">
          <text:p>SDRAM</text:p>
        </draw:line>
        <draw:line draw:style-name="gr7" draw:layer="layout" svg:x1="5.5cm" svg:y1="2cm" svg:x2="5.5cm" svg:y2="0cm">
          <text:p>SPI</text:p>
        </draw:line>
        <draw:line draw:style-name="gr6" draw:layer="layout" svg:x1="2.75cm" svg:y1="2cm" svg:x2="2.75cm" svg:y2="0cm">
          <text:p>RX</text:p>
        </draw:line>
        <draw:line draw:style-name="gr8" draw:layer="layout" svg:x1="3.75cm" svg:y1="2cm" svg:x2="3.75cm" svg:y2="0cm">
          <text:p>TX</text:p>
        </draw:line>
        <draw:line draw:style-name="gr7" draw:layer="layout" svg:x1="4cm" svg:y1="11cm" svg:x2="4cm" svg:y2="9cm">
          <text:p>D[15..0]</text:p>
        </draw:line>
        <draw:line draw:style-name="gr9" draw:layer="layout" svg:x1="1cm" svg:y1="9cm" svg:x2="1cm" svg:y2="11cm">
          <text:p>50 MHz</text:p>
        </draw:line>
        <draw:line draw:style-name="gr9" draw:layer="layout" svg:x1="1cm" svg:y1="5cm" svg:x2="1cm" svg:y2="7cm">
          <text:p>133 MHz</text:p>
        </draw:line>
        <draw:line draw:style-name="gr8" draw:layer="layout" svg:x1="5.5cm" svg:y1="11cm" svg:x2="5.5cm" svg:y2="9cm">
          <text:p>A[23..1]</text:p>
        </draw:line>
        <draw:line draw:style-name="gr8" draw:layer="layout" svg:x1="7cm" svg:y1="11cm" svg:x2="7cm" svg:y2="9cm">
          <text:p>CTRL</text:p>
        </draw:line>
        <draw:line draw:style-name="gr10" draw:layer="layout" svg:x1="8.5cm" svg:y1="11cm" svg:x2="8.5cm" svg:y2="9cm">
          <text:p>CTRL</text:p>
        </draw:line>
        <draw:line draw:style-name="gr10" draw:layer="layout" svg:x1="10cm" svg:y1="11cm" svg:x2="10cm" svg:y2="9cm">
          <text:p>INT</text:p>
        </draw:line>
        <draw:g>
          <draw:custom-shape draw:style-name="gr2" draw:text-style-name="P1" draw:layer="layout" svg:width="1.5cm" svg:height="2cm" svg:x="10cm" svg:y="2cm">
            <text:p text:style-name="P1">Ethernet</text:p>
            <text:p text:style-name="P1">MAC</text:p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1.5cm" svg:height="0.5cm" svg:x="10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1.75cm" svg:height="2cm" svg:x="0.25cm" svg:y="7cm">
            <text:p text:style-name="P1">Clock</text:p>
            <text:p text:style-name="P1">synthesizer</text:p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1.75cm" svg:height="0.5cm" svg:x="0.25cm" svg:y="8.5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" draw:layer="layout" svg:width="9cm" svg:height="0.25cm" svg:x="2.5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5cm" svg:height="0.5cm" svg:x="3.75cm" svg:y="12.75cm">
          <text:p text:style-name="P1">133 MHz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75cm" svg:height="0.5cm" svg:x="6cm" svg:y="12.75cm">
          <text:p text:style-name="P1">50 MHz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cm" svg:height="0.5cm" svg:x="8.25cm" svg:y="12.75cm">
          <text:p text:style-name="P1">Asynchronous</text:p>
          <draw:enhanced-geometry svg:viewBox="0 0 21600 21600" draw:type="rectangle" draw:enhanced-path="M 0 0 L 21600 0 21600 21600 0 21600 0 0 Z N"/>
        </draw:custom-shape>
        <draw:frame draw:style-name="gr16" draw:layer="layout" svg:width="2.75cm" svg:height="0.581cm" svg:x="0.75cm" svg:y="12.75cm">
          <draw:text-box>
            <text:p>Clock domains:</text:p>
          </draw:text-box>
        </draw:frame>
        <draw:line draw:style-name="gr17" draw:layer="layout" svg:x1="0cm" svg:y1="12.5cm" svg:x2="11.75cm" svg:y2="12.5cm">
          <text:p/>
        </draw:line>
        <draw:line draw:style-name="gr17" draw:layer="layout" svg:x1="0cm" svg:y1="13.75cm" svg:x2="11.75cm" svg:y2="13.75cm">
          <text:p/>
        </draw:line>
        <draw:line draw:style-name="gr17" draw:layer="layout" svg:x1="0.5cm" svg:y1="12.25cm" svg:x2="0.5cm" svg:y2="14cm">
          <text:p/>
        </draw:line>
        <draw:line draw:style-name="gr17" draw:layer="layout" svg:x1="11.25cm" svg:y1="12.25cm" svg:x2="11.25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5cm" svg:stroke-color="#000000" draw:marker-start-width="0.275cm" draw:marker-end-width="0.275cm" svg:stroke-opacity="100%" draw:fill="none" draw:fill-gradient-name="Gradient_20_8" draw:fill-hatch-name="Hatching_20_1" draw:fill-image-name="Bitmape_20_1" draw:opacity="100%" draw:fill-image-width="0cm" draw:fill-image-height="0cm" draw:textarea-horizontal-align="center" draw:textarea-vertical-align="middle" draw:fit-to-size="false" draw:fit-to-contour="false" fo:padding-top="0cm" fo:padding-bottom="0.6cm" fo:padding-left="0cm" fo:padding-right="0cm" draw:shadow-opacity="100%" draw:measure-align="automatic" draw:measure-vertical-align="automatic" draw:parallel="false"/>
      <style:paragraph-properties fo:text-align="center">
        <style:tab-stops/>
      </style:paragraph-properties>
      <style:text-properties style:text-outline="false" fo:font-size="8pt" fo:text-shadow="none" style:font-relief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xternal_20_connector" style:display-name="External connector" style:family="graphic" style:parent-style-name="objectwithshadow">
      <style:graphic-properties draw:stroke-dash="Dash_20_2" svg:stroke-width="0.025cm" svg:stroke-color="#660066" draw:marker-start-width="0.237cm" draw:marker-end-width="0.237cm" draw:fill-color="#ff66cc" draw:fill-gradient-name="Gradient_20_7" draw:fill-hatch-name="Hatching_20_1" draw:fill-image-name="Bitmape_20_1" draw:opacity="100%" draw:fill-image-width="0cm" draw:fill-image-height="0cm" draw:auto-grow-height="false" draw:shadow="visible" draw:shadow-offset-x="0.025cm" draw:shadow-offset-y="0.025cm" draw:shadow-opacity="100%"/>
      <style:text-properties fo:font-size="10pt"/>
    </style:style>
    <style:style style:name="Internal_20_device" style:display-name="Internal device" style:family="graphic" style:parent-style-name="objectwithshadow">
      <style:graphic-properties draw:stroke="solid" draw:stroke-dash="Ultrafine_20_Dashed" svg:stroke-width="0.025cm" svg:stroke-color="#000000" draw:marker-start-width="0.237cm" draw:marker-end-width="0.237cm" svg:stroke-opacity="100%" draw:fill-color="#99ff99" draw:fill-gradient-name="Gradient_20_8" draw:fill-hatch-name="Hatching_20_1" draw:fill-image-name="Bitmape_20_1" draw:fill-image-width="0cm" draw:fill-image-height="0cm" draw:shadow-offset-x="0.025cm" draw:shadow-offset-y="0.025cm"/>
      <style:text-properties fo:font-size="8pt"/>
    </style:style>
    <style:style style:name="Background" style:family="graphic" style:parent-style-name="objectwithshadow">
      <style:graphic-properties draw:stroke-dash="Dash_20_2" svg:stroke-color="#000000" draw:fill-color="#eeeeee" draw:fill-gradient-name="Gradient_20_7" draw:fill-hatch-name="Hatching_20_1" draw:fill-image-name="Bitmape_20_1" draw:opacity="100%" draw:fill-image-width="0cm" draw:fill-image-height="0cm" draw:shadow-offset-x="0.05cm" draw:shadow-offset-y="0.05cm" draw:shadow-opacity="100%"/>
    </style:style>
    <style:style style:name="HDL_20_50_20_MHz" style:display-name="HDL 50 MHz" style:family="graphic" style:parent-style-name="Internal_20_device">
      <style:graphic-properties draw:fill-color="#ffff00"/>
    </style:style>
    <style:style style:name="HDL_20_asynchronous" style:display-name="HDL asynchronous" style:family="graphic" style:parent-style-name="Internal_20_device">
      <style:graphic-properties draw:fill-color="#ffffff"/>
    </style:style>
  </office:styles>
  <office:automatic-styles>
    <style:page-layout style:name="PM0">
      <style:page-layout-properties fo:margin-top="0cm" fo:margin-bottom="0cm" fo:margin-left="0cm" fo:margin-right="0cm" fo:page-width="12cm" fo:page-height="14cm" style:print-orientation="landscape"/>
    </style:page-layout>
    <style:style style:name="Mdp1" style:family="drawing-page">
      <style:drawing-page-properties draw:background-size="border" draw:fill="none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3T21:54:19.635314228</meta:creation-date>
    <dc:date>2014-01-05T04:47:02.921347797</dc:date>
    <meta:editing-duration>PT4H18M47S</meta:editing-duration>
    <meta:editing-cycles>93</meta:editing-cycles>
    <meta:generator>LibreOffice/4.1.4.2$Linux_X86_64 LibreOffice_project/410m0$Build-2</meta:generator>
    <meta:document-statistic meta:object-count="40"/>
  </office:meta>
</office:document-meta>
</file>